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592c" officeooo:paragraph-rsid="0012592c"/>
    </style:style>
    <style:style style:name="P2" style:family="paragraph" style:parent-style-name="Text_20_body">
      <style:text-properties officeooo:rsid="00142cef" officeooo:paragraph-rsid="00142cef"/>
    </style:style>
    <style:style style:name="P3" style:family="paragraph" style:parent-style-name="Text_20_body">
      <style:text-properties officeooo:rsid="00142cef" officeooo:paragraph-rsid="0015ced5"/>
    </style:style>
    <style:style style:name="P4" style:family="paragraph" style:parent-style-name="Text_20_body">
      <style:text-properties officeooo:rsid="0015ced5" officeooo:paragraph-rsid="0015ced5"/>
    </style:style>
    <style:style style:name="P5" style:family="paragraph" style:parent-style-name="Title">
      <style:text-properties officeooo:rsid="0012592c" officeooo:paragraph-rsid="0012592c"/>
    </style:style>
    <style:style style:name="T1" style:family="text">
      <style:text-properties officeooo:rsid="00142ce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a 1 Programare Concurenta si Distribuita</text:p>
      <text:p text:style-name="P1"/>
      <text:p text:style-name="P3">Optiunile pentru client:</text:p>
      <text:p text:style-name="P3">1. TCP/UDP pentru a alege protocolul utilizat in rularea curenta</text:p>
      <text:p text:style-name="P2">2. 1 &lt; Message size &lt; 65535, pentru dimensiunea mesajelor care vor fi trimise</text:p>
      <text:p text:style-name="P2">3. Streaming/Stop-and-wait pentru a specifica daca comunicarea se va face cu un ACK dupa fiecare mesaj</text:p>
      <text:p text:style-name="P2">4. Numele fisierului, parametru optional – daca fisierul respectiv exista, atunci acesta va fi transmis serverului, daca nu, atunci se va crea un fisier de 500 MB si cu acesta se va face comunicarea</text:p>
      <text:p text:style-name="P2"/>
      <text:p text:style-name="P4">Optiunile pentru server:</text:p>
      <text:p text:style-name="P4"><text:span text:style-name="T1">1. TCP/UDP pentru a alege protocolul utilizat in rularea curenta</text:span></text:p>
      <text:p text:style-name="P3">2. 1 &lt; Message size &lt; 65535, pentru dimensiunea mesajelor care vor fi trimise</text:p>
      <text:p text:style-name="P3">3. Streaming/Stop-and-wait pentru a specifica daca comunicarea se va face cu un ACK dupa fiecare mesaj</text:p>
      <text:p text:style-name="P3"/>
      <text:p text:style-name="P4">M<draw:frame draw:style-name="fr1" draw:name="Object1" text:anchor-type="char" svg:x="0.0043in" svg:y="0.2965in" svg:width="6.9165in" svg:height="4.0008in" draw:z-index="0"><draw:object xlink:href="./Object 1" xlink:type="simple" xlink:show="embed" xlink:actuate="onLoad"/><draw:image xlink:href="./ObjectReplacements/Object 1" xlink:type="simple" xlink:show="embed" xlink:actuate="onLoad"/></draw:frame>etrici de performanta:</text:p>
      <text:p text:style-name="P4"><draw:frame draw:style-name="fr1" draw:name="Object3" text:anchor-type="char" svg:x="-0.0165in" svg:y="0.0457in" svg:width="6.9165in" svg:height="4.0008in" draw:z-index="2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  <text:p text:style-name="P4"/>
      <text:p text:style-name="P4"><draw:frame draw:style-name="fr1" draw:name="Object2" text:anchor-type="char" svg:x="0.1189in" svg:y="0.002in" svg:width="6.4071in" svg:height="3.54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><draw:frame draw:style-name="fr1" draw:name="Object4" text:anchor-type="char" svg:x="0.1189in" svg:y="0.002in" svg:width="6.4071in" svg:height="3.5425in" draw:z-index="3"><draw:object xlink:href="./Object 4" xlink:type="simple" xlink:show="embed" xlink:actuate="onLoad"/><draw:image xlink:href="./ObjectReplacements/Object 4" xlink:type="simple" xlink:show="embed" xlink:actuate="onLoad"/><svg:desc>chart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9:38.203436525</meta:creation-date>
    <dc:date>2024-03-10T18:52:51.324840419</dc:date>
    <meta:editing-duration>PT44M11S</meta:editing-duration>
    <meta:editing-cycles>2</meta:editing-cycles>
    <meta:generator>LibreOffice/24.2.0.3$Linux_X86_64 LibreOffice_project/da48488a73ddd66ea24cf16bbc4f7b9c08e9bea1</meta:generator>
    <meta:document-statistic meta:table-count="0" meta:image-count="0" meta:object-count="4" meta:page-count="3" meta:paragraph-count="11" meta:word-count="128" meta:character-count="798" meta:non-whitespace-character-count="68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68cm" svg:height="10.161cm" xlink:href="." xlink:type="simple" chart:class="chart:bar" chart:style-name="ch1">
        <chart:legend chart:legend-position="end" svg:x="15.225cm" svg:y="4.532cm" style:legend-expansion="high" chart:style-name="ch2"/>
        <chart:plot-area chart:style-name="ch3" chart:data-source-has-labels="both" svg:x="0.354cm" svg:y="0.315cm" svg:width="14.671cm" svg:height="9.488cm">
          <chart:coordinate-region svg:x="1.346cm" svg:y="0.514cm" svg:width="13.679cm" svg:height="8.642cm"/>
          <chart:axis chart:dimension="x" chart:name="primary-x" chart:style-name="ch4" chartooo:axis-type="auto">
            <chartooo:date-scale/>
            <chart:title svg:x="5.436cm" svg:y="9.601cm" chart:style-name="ch5">
              <text:p>DImensiunea mesajelor (bytes)</text:p>
            </chart:title>
            <chart:categories table:cell-range-address="local-table.$A$2:.$A$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685cm" chart:style-name="ch9">
              <text:p>Timp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-STR</text:p>
              </table:table-cell>
              <table:table-cell office:value-type="string">
                <text:p>TCP-SNW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11.7">
                <text:p>111.7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4">
                <text:p>22.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2">
                <text:p>11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">
                <text:p>2.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da48488a73ddd66ea24cf16bbc4f7b9c08e9be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3cm" svg:height="8.997cm" xlink:href="." xlink:type="simple" chart:class="chart:bar" chart:style-name="ch1">
        <chart:legend chart:legend-position="end" svg:x="13.878cm" svg:y="3.95cm" style:legend-expansion="high" chart:style-name="ch2"/>
        <chart:plot-area chart:style-name="ch3" chart:data-source-has-labels="both" svg:x="0.191cm" svg:y="0.173cm" svg:width="13.662cm" svg:height="8.327cm">
          <chart:coordinate-region svg:x="1.183cm" svg:y="0.372cm" svg:width="12.67cm" svg:height="7.481cm"/>
          <chart:axis chart:dimension="x" chart:name="primary-x" chart:style-name="ch4" chartooo:axis-type="auto">
            <chartooo:date-scale/>
            <chart:title svg:x="4.769cm" svg:y="8.437cm" chart:style-name="ch5">
              <text:p>DImensiunea mesajelor (bytes)</text:p>
            </chart:title>
            <chart:categories table:cell-range-address="local-table.$A$2:.$A$5"/>
          </chart:axis>
          <chart:axis chart:dimension="y" chart:name="primary-y" chart:style-name="ch6">
            <chart:title svg:x="0cm" svg:y="4.962cm" chart:style-name="ch7">
              <text:p>Timp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-STR</text:p>
              </table:table-cell>
              <table:table-cell office:value-type="string">
                <text:p>UDP-SNW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48.8">
                <text:p>148.8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1">
                <text:p>29.1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">
                <text:p>3.1</text:p>
              </table:table-cell>
              <table:table-cell office:value-type="float" office:value="28.8">
                <text:p>2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da48488a73ddd66ea24cf16bbc4f7b9c08e9bea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68cm" svg:height="10.161cm" xlink:href="." xlink:type="simple" chart:class="chart:bar" chart:style-name="ch1">
        <chart:legend chart:legend-position="end" svg:x="15.225cm" svg:y="4.532cm" style:legend-expansion="high" chart:style-name="ch2"/>
        <chart:plot-area chart:style-name="ch3" chart:data-source-has-labels="both" svg:x="0.725cm" svg:y="0.315cm" svg:width="14.3cm" svg:height="9.488cm">
          <chart:coordinate-region svg:x="1.346cm" svg:y="0.514cm" svg:width="13.679cm" svg:height="8.642cm"/>
          <chart:axis chart:dimension="x" chart:name="primary-x" chart:style-name="ch4" chartooo:axis-type="auto">
            <chartooo:date-scale/>
            <chart:title svg:x="5.622cm" svg:y="9.601cm" chart:style-name="ch5">
              <text:p>DImensiunea mesajelor (bytes)</text:p>
            </chart:title>
            <chart:categories table:cell-range-address="local-table.$A$2:.$A$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685cm" chart:style-name="ch9">
              <text:p>Timp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-STR</text:p>
              </table:table-cell>
              <table:table-cell office:value-type="string">
                <text:p>TCP-SNW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2.6">
                <text:p>2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">
                <text:p>1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3">
                <text:p>0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2">
                <text:p>0.2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da48488a73ddd66ea24cf16bbc4f7b9c08e9bea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3cm" svg:height="8.997cm" xlink:href="." xlink:type="simple" chart:class="chart:bar" chart:style-name="ch1">
        <chart:legend chart:legend-position="end" svg:x="13.878cm" svg:y="3.95cm" style:legend-expansion="high" chart:style-name="ch2"/>
        <chart:plot-area chart:style-name="ch3" chart:data-source-has-labels="both" svg:x="0.562cm" svg:y="0.173cm" svg:width="13.291cm" svg:height="8.327cm">
          <chart:coordinate-region svg:x="1.183cm" svg:y="0.372cm" svg:width="12.67cm" svg:height="7.481cm"/>
          <chart:axis chart:dimension="x" chart:name="primary-x" chart:style-name="ch4" chartooo:axis-type="auto">
            <chartooo:date-scale/>
            <chart:title svg:x="4.954cm" svg:y="8.437cm" chart:style-name="ch5">
              <text:p>DImensiunea mesajelor (bytes)</text:p>
            </chart:title>
            <chart:categories table:cell-range-address="local-table.$A$2:.$A$5"/>
          </chart:axis>
          <chart:axis chart:dimension="y" chart:name="primary-y" chart:style-name="ch6">
            <chart:title svg:x="0cm" svg:y="4.962cm" chart:style-name="ch7">
              <text:p>Timp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-STR</text:p>
              </table:table-cell>
              <table:table-cell office:value-type="string">
                <text:p>UDP-SNW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3.1">
                <text:p>3.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7">
                <text:p>1.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">
                <text:p>0.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09">
                <text:p>0.09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da48488a73ddd66ea24cf16bbc4f7b9c08e9bea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